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4000001A43D2FFE013092B520.png" manifest:media-type="image/png"/>
  <manifest:file-entry manifest:full-path="Pictures/10000000000000C3000000A798D0D4F7F4D11B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0.013cm" svg:height="9.5cm" svg:x="0.3cm" svg:y="2.1cm">
          <draw:image xlink:href="Pictures/10000000000000C3000000A798D0D4F7F4D11B00.png" xlink:type="simple" xlink:show="embed" xlink:actuate="onLoad">
            <text:p/>
          </draw:image>
        </draw:frame>
        <draw:frame draw:style-name="gr1" draw:text-style-name="P1" draw:layer="layout" svg:width="4.8cm" svg:height="5.1cm" svg:x="7.3cm" svg:y="0cm">
          <draw:image xlink:href="Pictures/10000201000001A4000001A43D2FFE013092B5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2cm" fo:page-height="1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1:29:48.421853286</meta:creation-date>
    <dc:date>2024-04-05T10:12:52.451424817</dc:date>
    <meta:editing-duration>PT5M58S</meta:editing-duration>
    <meta:editing-cycles>2</meta:editing-cycles>
    <meta:generator>LibreOffice/6.0.7.3$Linux_X86_64 LibreOffice_project/00m0$Build-3</meta:generator>
    <meta:document-statistic meta:object-count="2"/>
  </office:meta>
</office:document-meta>
</file>